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203555FA41C751FE7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29cm" svg:height="27.623cm" svg:x="1.071cm" svg:y="1cm">
          <draw:image xlink:href="Pictures/100002010000006B00000203555FA41C751FE783.png" xlink:type="simple" xlink:show="embed" xlink:actuate="onLoad" loext:mime-type="image/png">
            <text:p/>
          </draw:image>
        </draw:frame>
        <draw:frame draw:style-name="gr2" draw:text-style-name="P1" draw:layer="layout" svg:width="9.829cm" svg:height="27.623cm" draw:transform="rotate (3.139149192637) translate (18.403cm 28.645cm)">
          <draw:image xlink:href="Pictures/100002010000006B00000203555FA41C751FE78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7:17:31.487348655</meta:creation-date>
    <dc:date>2022-05-16T17:22:03.098051392</dc:date>
    <meta:editing-duration>PT4M32S</meta:editing-duration>
    <meta:editing-cycles>1</meta:editing-cycles>
    <meta:document-statistic meta:object-count="2"/>
    <meta:generator>LibreOffice/6.4.7.2$Linux_X86_64 LibreOffice_project/40$Build-2</meta:generator>
  </office:meta>
</office:document-meta>
</file>